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1748883FE59C36B5F5A.png" manifest:media-type="image/png"/>
  <manifest:file-entry manifest:full-path="Pictures/10000001000003F0000003CBE4EB789F1EC1AB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14cm" fo:min-width="1.4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2.825cm"/>
    </style:style>
    <style:style style:name="gr6" style:family="graphic" style:parent-style-name="standard">
      <style:graphic-properties draw:textarea-horizontal-align="justify" draw:textarea-vertical-align="middle" draw:auto-grow-height="false" fo:min-height="0.872cm" fo:min-width="0cm"/>
    </style:style>
    <style:style style:name="gr7" style:family="graphic" style:parent-style-name="Default_5f_3">
      <style:graphic-properties draw:stroke="none" draw:fill="none" draw:fill-color="#ffffff" draw:textarea-horizontal-align="left" draw:textarea-vertical-align="middle" draw:auto-grow-height="false" fo:min-height="13.105cm" fo:min-width="16.3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7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5cm" fo:min-width="16.3cm" fo:padding-top="0.13cm" fo:padding-bottom="0.13cm" fo:padding-left="0.25cm" fo:padding-right="0.25cm" fo:wrap-option="no-wrap" draw:shadow-color="#808080"/>
    </style:style>
    <style:style style:name="gr11" style:family="graphic" style:parent-style-name="Default_5f_4" style:list-style-name="L7">
      <style:graphic-properties draw:stroke="none" draw:fill="none" draw:fill-color="#ffffff" draw:textarea-horizontal-align="justify" draw:textarea-vertical-align="middle" draw:auto-grow-height="false" fo:min-height="2.625cm" fo:min-width="23.8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Default_5f_4" style:list-style-name="L10">
      <style:graphic-properties draw:stroke="none" draw:fill="none" draw:fill-color="#ffffff" draw:textarea-horizontal-align="justify" draw:textarea-vertical-align="top" draw:auto-grow-height="false" fo:min-height="9.45cm" fo:min-width="23.8cm" fo:padding-top="0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4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3.451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2.625cm" fo:min-width="23.8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9.45cm" fo:min-width="25.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3.97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line-height="90%" fo:text-indent="0cm" style:punctuation-wrap="hanging" style:line-break="strict"/>
    </style:style>
    <style:style style:name="P19" style:family="paragraph">
      <style:paragraph-properties fo:margin-left="0.948cm" fo:margin-right="0cm" fo:margin-top="0.282cm" fo:margin-bottom="0cm" fo:line-height="90%" fo:text-indent="-0.918cm" style:punctuation-wrap="hanging" style:line-break="strict"/>
    </style:style>
    <style:style style:name="P20" style:family="paragraph">
      <style:paragraph-properties fo:margin-left="0.952cm" fo:margin-right="0cm" fo:margin-top="0.282cm" fo:margin-bottom="0cm" fo:text-indent="-0.917cm" style:punctuation-wrap="hanging" style:line-break="strict"/>
    </style:style>
    <style:style style:name="P21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2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3" style:family="paragraph">
      <style:paragraph-properties fo:margin-left="0cm" fo:margin-right="0cm" fo:margin-top="0.5cm" fo:margin-bottom="0cm" fo:text-indent="0cm" style:punctuation-wrap="hanging" style:line-break="strict"/>
    </style:style>
    <style:style style:name="P24" style:family="paragraph">
      <style:paragraph-properties fo:margin-left="2.059cm" fo:margin-right="0cm" fo:margin-top="0.246cm" fo:margin-bottom="0cm" fo:line-height="90%" fo:text-indent="-0.759cm" style:punctuation-wrap="hanging" style:line-break="strict"/>
    </style:style>
    <style:style style:name="P2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line-height="101%" fo:text-align="center" fo:text-indent="0cm" style:punctuation-wrap="hanging" style:line-break="strict" style:writing-mode="lr-tb"/>
      <style:text-properties fo:font-size="14.8999996185303pt"/>
    </style:style>
    <style:style style:name="P27" style:family="paragraph">
      <loext:graphic-properties draw:fill="none" draw:fill-color="#ffffff"/>
      <style:paragraph-properties fo:margin-left="0cm" fo:margin-right="0cm" fo:line-height="101%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28" style:family="paragraph">
      <style:paragraph-properties fo:margin-left="0cm" fo:margin-right="0cm" fo:margin-top="0.277cm" fo:margin-bottom="0cm" fo:line-height="101%" fo:text-indent="0cm" style:punctuation-wrap="hanging" style:line-break="strict" style:writing-mode="lr-tb"/>
      <style:text-properties fo:font-size="14.8999996185303pt"/>
    </style:style>
    <style:style style:name="P29" style:family="paragraph">
      <style:paragraph-properties fo:margin-left="0cm" fo:margin-right="0cm" fo:margin-top="0.242cm" fo:margin-bottom="0cm" fo:line-height="106%" fo:text-align="start" fo:text-indent="0cm" style:punctuation-wrap="hanging" style:line-break="strict" style:writing-mode="lr-tb"/>
      <style:text-properties fo:font-size="14.8999996185303pt"/>
    </style:style>
    <style:style style:name="P30" style:family="paragraph">
      <style:paragraph-properties fo:margin-left="0cm" fo:margin-right="0cm" fo:margin-top="0.242cm" fo:margin-bottom="0cm" fo:line-height="106%" fo:text-indent="0cm" style:punctuation-wrap="hanging" style:line-break="strict" style:writing-mode="lr-tb"/>
      <style:text-properties fo:font-size="14.8999996185303pt"/>
    </style:style>
    <style:style style:name="P31" style:family="paragraph">
      <style:paragraph-properties fo:margin-left="0cm" fo:margin-right="0cm" fo:margin-top="0.277cm" fo:margin-bottom="0cm" fo:line-height="106%" fo:text-indent="0cm" style:punctuation-wrap="hanging" style:line-break="strict" style:writing-mode="lr-tb"/>
      <style:text-properties fo:font-size="14.8999996185303pt"/>
    </style:style>
    <style:style style:name="P32" style:family="paragraph">
      <loext:graphic-properties draw:fill="none" draw:fill-color="#ffffff"/>
      <style:paragraph-properties fo:margin-left="0cm" fo:margin-right="0cm" fo:margin-top="0.277cm" fo:margin-bottom="0cm" fo:line-height="101%" fo:text-indent="0cm" style:punctuation-wrap="hanging" style:line-break="strict" style:writing-mode="lr-tb" style:font-independent-line-spacing="true"/>
      <style:text-properties fo:font-size="14.8999996185303pt"/>
    </style:style>
    <style:style style:name="P33" style:family="paragraph">
      <loext:graphic-properties draw:fill="solid" draw:fill-color="#ffffff"/>
      <style:paragraph-properties style:writing-mode="lr-tb" style:font-independent-line-spacing="true"/>
    </style:style>
    <style:style style:name="P34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language="en" fo:country="GB" fo:font-weight="bold" style:language-asian="en" style:country-asian="GB" style:language-complex="en" style:country-complex="GB"/>
    </style:style>
    <style:style style:name="T5" style:family="text">
      <style:text-properties fo:font-size="14.8999996185303pt" fo:language="en" fo:country="IE" style:language-asian="en" style:country-asian="IE" style:language-complex="en" style:country-complex="IE"/>
    </style:style>
    <style:style style:name="T6" style:family="text">
      <style:text-properties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7" style:family="text">
      <style:text-properties fo:language="en" fo:country="IE" style:language-asian="en" style:country-asian="IE" style:language-complex="en" style:country-complex="IE"/>
    </style:style>
    <style:style style:name="T8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9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10" style:family="text">
      <style:text-properties fo:color="#ccccff" loext:opacity="100%" fo:font-size="24pt" fo:language="en" fo:country="GB" style:font-size-asian="24pt" style:language-asian="en" style:country-asian="GB" style:font-size-complex="24pt" style:language-complex="en" style:country-complex="GB"/>
    </style:style>
    <style:style style:name="T11" style:family="text">
      <style:text-properties fo:font-size="24pt" fo:language="en" fo:country="GB" style:font-name-asian="Arial" style:font-size-asian="24pt" style:language-asian="en" style:country-asian="GB" style:font-name-complex="Arial" style:font-size-complex="24pt" style:language-complex="en" style:country-complex="GB"/>
    </style:style>
    <style:style style:name="T12" style:family="text">
      <style:text-properties fo:font-size="24pt" fo:language="ru" fo:country="RU" style:font-name-asian="Arial" style:font-size-asian="24pt" style:language-asian="ru" style:country-asian="RU" style:font-name-complex="Arial" style:font-size-complex="24pt" style:language-complex="ru" style:country-complex="RU"/>
    </style:style>
    <style:style style:name="T13" style:family="text">
      <style:text-properties style:use-window-font-color="true" loext:opacity="0%" fo:font-size="32pt" fo:language="en" fo:country="GB" style:font-size-asian="32pt" style:language-asian="en" style:country-asian="GB" style:font-size-complex="32pt" style:language-complex="en" style:country-complex="GB"/>
    </style:style>
    <style:style style:name="T14" style:family="text">
      <style:text-properties fo:color="#e4e4e4" loext:opacity="100%" fo:language="en" fo:country="GB" style:language-asian="en" style:country-asian="GB" style:language-complex="en" style:country-complex="GB"/>
    </style:style>
    <style:style style:name="T15" style:family="text">
      <style:text-properties fo:language="en" fo:country="US" style:language-asian="en" style:country-asian="US" style:language-complex="en" style:country-complex="US"/>
    </style:style>
    <style:style style:name="T16" style:family="text">
      <style:text-properties style:font-name="Tahoma" fo:font-size="44pt" fo:language="en" fo:country="GB" style:font-size-asian="44pt" style:language-asian="en" style:country-asian="GB" style:font-size-complex="44pt" style:language-complex="en" style:country-complex="GB"/>
    </style:style>
    <style:style style:name="T17" style:family="text">
      <style:text-properties fo:color="#000000" loext:opacity="100%" style:font-name="Tahoma" fo:font-size="32pt" fo:language="en" fo:country="GB" style:font-size-asian="32pt" style:language-asian="en" style:country-asian="GB" style:font-size-complex="32pt" style:language-complex="en" style:country-complex="GB"/>
    </style:style>
    <style:style style:name="T18" style:family="text">
      <style:text-properties fo:color="#000000" loext:opacity="100%" style:text-line-through-style="none" style:text-line-through-type="none" style:text-position="0% 100%" style:font-name="Tahoma" fo:font-size="28pt" fo:language="en" fo:country="GB" fo:font-style="normal" fo:text-shadow="none" style:text-underline-style="none" fo:font-weight="normal" style:font-name-asian="DejaVu Sans1" style:font-size-asian="28pt" style:language-asian="en" style:country-asian="GB" style:font-style-asian="normal" style:font-weight-asian="normal" style:font-name-complex="DejaVu Sans1" style:font-size-complex="28pt" style:language-complex="en" style:country-complex="GB" style:font-style-complex="normal" style:font-weight-complex="normal" style:font-relief="none"/>
    </style:style>
    <style:style style:name="T19" style:family="text">
      <style:text-properties fo:color="#000000" loext:opacity="100%" style:font-name="Tahoma" fo:font-size="32pt" fo:language="en" fo:country="GB" fo:font-style="italic" style:font-size-asian="32pt" style:language-asian="en" style:country-asian="GB" style:font-style-asian="italic" style:font-size-complex="32pt" style:language-complex="en" style:country-complex="GB" style:font-style-complex="italic"/>
    </style:style>
    <style:style style:name="T20" style:family="text">
      <style:text-properties fo:color="#000000" loext:opacity="100%" style:text-position="0% 100%" style:font-name="Tahoma" fo:font-size="18pt" fo:language="en" fo:country="GB" style:font-name-asian="DejaVu Sans1" style:font-size-asian="18pt" style:language-asian="en" style:country-asian="GB" style:font-name-complex="DejaVu Sans1" style:font-size-complex="18pt" style:language-complex="en" style:country-complex="GB"/>
    </style:style>
    <style:style style:name="T21" style:family="text">
      <style:text-properties fo:color="#000000" loext:opacity="100%" style:text-position="0% 100%" style:font-name="Tahoma" fo:font-size="18pt" fo:language="en" fo:country="GB" fo:font-weight="bold" style:font-name-asian="DejaVu Sans1" style:font-size-asian="18pt" style:language-asian="en" style:country-asian="GB" style:font-weight-asian="bold" style:font-name-complex="DejaVu Sans1" style:font-size-complex="18pt" style:language-complex="en" style:country-complex="GB" style:font-weight-complex="bold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17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599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style:font-name="Arial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80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8.6cm" svg:height="13.972cm" svg:x="1.4cm" svg:y="0.628cm" presentation:class="title" presentation:user-transformed="true">
          <draw:text-box>
            <text:p>What do we think about this?</text:p>
          </draw:text-box>
        </draw:frame>
        <draw:frame draw:style-name="gr2" draw:text-style-name="P4" draw:layer="layout" svg:width="16.349cm" svg:height="15.749cm" svg:x="11.2cm" svg:y="0cm">
          <draw:image xlink:href="Pictures/10000001000003F0000003CBE4EB789F1EC1AB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Email Architecture</text:p>
              </text:list-item>
              <text:list-item>
                <text:p>Spam</text:p>
              </text:list-item>
              <text:list-item>
                <text:p>End-to-end email security</text:p>
              </text:list-item>
              <text:list-item>
                <text:p>A few lessons to learn along the w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ail pre-history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There used to be non-Internet email systems</text:p>
                <text:list>
                  <text:list-item>
                    <text:p>uucp, X.400, other proprietary</text:p>
                  </text:list-item>
                </text:list>
              </text:list-item>
              <text:list-item>
                <text:p>Internet email “won” - largely because it could connect all the others </text:p>
              </text:list-item>
              <text:list-item>
                <text:p>Fundamental basis of email is that anyone can (try) send mail to anyone, without needing permission first</text:p>
                <text:list>
                  <text:list-item>
                    <text:p>Contrast with Twitter, FB etc. walled gardens</text:p>
                  </text:list-item>
                </text:list>
              </text:list-item>
              <text:list-item>
                <text:p>Prime requirement: deliver the message, at all costs! </text:p>
                <text:list>
                  <text:list-item>
                    <text:p>There really is no marginal cost:-)</text:p>
                  </text:list-item>
                  <text:list-item>
                    <text:p>That allows mail to be the basis for most other Internet/web services (e.g. so you can sign-up or do a password reset)</text:p>
                  </text:list-item>
                  <text:list-item>
                    <text:p>That also allows spam and other nasties</text:p>
                  </text:list-item>
                </text:list>
              </text:list-item>
              <text:list-item>
                <text:p>Though there is no real per-message cost, running an effective mail server does have increasing costs</text:p>
                <text:list>
                  <text:list-item>
                    <text:p>Often imposed by anti-spam measures and their ecosystem eff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Mail Addresse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il address: <text:a xlink:href="mailto:user@example.com" xlink:type="simple">user@example.com</text:a><text:s/></text:p>
                <text:list>
                  <text:list-item>
                    <text:p>“user” is left-hand-side (LHS) of the “@”</text:p>
                  </text:list-item>
                  <text:list-item>
                    <text:p>Right Hand Side of the “@” is the email domain and is almost always a DNS domain</text:p>
                  </text:list-item>
                </text:list>
              </text:list-item>
              <text:list-item>
                <text:p>RHS (plus DNS) is basically how mail gets routed to recipients – at example.com in the above</text:p>
              </text:list-item>
              <text:list-item>
                <text:p>LHS is (or should be) only interpreted at the recipient’s server(s)</text:p>
              </text:list-item>
              <text:list-item>
                <text:p>Internationalisation (I18N) for canonical mail addresses can be done but support isn’t so good, so we often see “decorated” forms of the email address:</text:p>
                <text:list>
                  <text:list-item>
                    <text:p>“provost@tcd.ie” &lt;notthat@example.com&gt; </text:p>
                  </text:list-item>
                  <text:list-item>
                    <text:p>What you see in your mail user agent will vary</text:p>
                  </text:list-item>
                  <text:list-item>
                    <text:p>But it’s the bit in “&lt;&gt;” that counts – the decoration can be forg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A helpful trick: LHS “+”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some mail services you can customise the LHS, e.g. if you have to give your email to some web site</text:p>
              </text:list-item>
              <text:list-item>
                <text:p>Instead of user@example.com you give them <text:a xlink:href="mailto:user+place@example.com" xlink:type="simple">user+place@example.com</text:a><text:s/></text:p>
                <text:list>
                  <text:list-item>
                    <text:p>Other characters (not just “+”) can work sometimes</text:p>
                  </text:list-item>
                </text:list>
              </text:list-item>
              <text:list-item>
                <text:p>Mail to <text:a xlink:href="mailto:user+place@example.com" xlink:type="simple">user+place@example.com</text:a><text:s/>will still arrive in the mailbox for <text:a xlink:href="mailto:user@example.com" xlink:type="simple">user@example.com</text:a><text:s/></text:p>
              </text:list-item>
              <text:list-item>
                <text:p>That allows you to spam-folder them later and see who else got your address from them</text:p>
              </text:list-item>
              <text:list-item>
                <text:p>Can also avoid username collisions in services where email address is username and you want some form of separation, e.g. between work and personal accounts when forced to setup a web account somewhere</text:p>
              </text:list-item>
              <text:list-item>
                <text:p>Suggestion: try it out – that works (or used to?) for cs.tcd.ie but IIRC doesn’t work for tcd.ie though that could change, I’m told it does work for many mail providers thoug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Email Architecture</text:p>
          </draw:text-box>
        </draw:frame>
        <draw:frame presentation:style-name="pr5" draw:text-style-name="P3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RFC5598 - <text:a xlink:href="https://www.rfc-editor.org/rfc/rfc5598" xlink:type="simple">https://www.rfc-editor.org/rfc/rfc5598</text:a><text:s text:c="2"/></text:p>
              </text:list-item>
            </text:list>
          </draw:text-box>
        </draw:frame>
        <draw:custom-shape draw:style-name="gr3" draw:text-style-name="P6" draw:layer="layout" svg:width="3cm" svg:height="3cm" svg:x="24.2cm" svg:y="10.8cm">
          <text:p text:style-name="P6">MU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3cm" svg:x="14.6cm" svg:y="6cm">
          <text:p text:style-name="P6">MT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3cm" svg:x="3.4cm" svg:y="7.4cm">
          <text:p text:style-name="P6">MS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3cm" svg:x="17.8cm" svg:y="7.2cm">
          <text:p text:style-name="P6">MD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3cm" svg:x="21cm" svg:y="9.2cm">
          <text:p text:style-name="P6">MS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3cm" svg:x="0.2cm" svg:y="8.8cm">
          <text:p text:style-name="P6">MU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3cm" svg:x="6.6cm" svg:y="6cm">
          <text:p text:style-name="P6">MTA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8cm" svg:height="3.2cm" svg:x="7cm" svg:y="10.8cm">
          <text:p text:style-name="P6">DNS<text:line-break/>(M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8cm" svg:height="3.2cm" svg:x="14.6cm" svg:y="10.8cm">
          <text:p text:style-name="P6">DNS<text:line-break/>Block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3.8cm" svg:height="0.4cm" svg:x="10.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4cm" svg:height="1.4cm" svg:x="8cm" svg:y="9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4cm" svg:height="1.4cm" svg:x="15.801cm" svg:y="9.2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Component Terminology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675cm" presentation:class="outline" presentation:user-transformed="true">
          <draw:text-box>
            <text:list text:style-name="L4">
              <text:list-item>
                <text:p text:style-name="P10"><text:span text:style-name="T3">As a prompt for me, so I cover the basics, we’ll </text:span><text:span text:style-name="T3">chat about various parts of the email </text:span><text:span text:style-name="T3">ecosystem</text:span></text:p>
              </text:list-item>
              <text:list-item>
                <text:p text:style-name="P10"><text:span text:style-name="T3">Mail User Agent (MUA) – that’s the “client” you </text:span><text:span text:style-name="T3">use, which could be outlook, thunderbird, a </text:span><text:span text:style-name="T3">phone-app, or a Web User Agent, where you </text:span><text:span text:style-name="T3">access your mail via a normal web browser</text:span></text:p>
              </text:list-item>
              <text:list-item>
                <text:p text:style-name="P10"><text:span text:style-name="T3">Mail Submission Agent (MSA) – the thing to </text:span><text:span text:style-name="T3">which email is submitted by an MUA, often via </text:span><text:span text:style-name="T3">the SMTP or SMTP/SUBMIT protocol</text:span></text:p>
              </text:list-item>
              <text:list-item>
                <text:p text:style-name="P10"><text:span text:style-name="T3">Mail Transmission Agent (MTA) – a server that </text:span><text:span text:style-name="T3">receives mail routes it to the next MTA on it’s </text:span><text:span text:style-name="T3">way to the recipient, and that can do other </text:span><text:span text:style-name="T3">things, e.g. scan for spam/malware using the </text:span><text:span text:style-name="T3">SMTP protocol, hopefully, and often, over TLS </text:span><text:span text:style-name="T3">so the mail is encrypted </text:span><text:span text:style-name="T4">in-transit</text:span></text:p>
              </text:list-item>
              <text:list-item>
                <text:p text:style-name="P10"><text:span text:style-name="T3">Mail Delivery Agent (MDA) – mail delivery </text:span><text:span text:style-name="T3">agents delivery of email into a message store </text:span><text:span text:style-name="T3">or generating a bounce message e.g. if no such </text:span><text:span text:style-name="T3">mailbox exists</text:span></text:p>
              </text:list-item>
              <text:list-item>
                <text:p text:style-name="P10"><text:span text:style-name="T3">Message Store (MS) – is where your email </text:span><text:span text:style-name="T3">messages live before (and after) you read ‘em </text:span><text:span text:style-name="T3">and is how you can see the same messages </text:span><text:span text:style-name="T3">from different MUAs (e.g. laptop/phone)</text:span></text:p>
              </text:list-item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8" presentation:class="page"/>
          <draw:custom-shape draw:style-name="gr7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Protocol Terminogy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tocols for fetching messages from MS to MUA: </text:p>
                <text:list>
                  <text:list-item>
                    <text:p>Internet Message Access Protocol (IMAP)</text:p>
                  </text:list-item>
                  <text:list-item>
                    <text:p>Earlier similar thing: Post office Protocol (POP/POP3)</text:p>
                  </text:list-item>
                </text:list>
              </text:list-item>
              <text:list-item>
                <text:p>Protocol for sending messages from MUA to MTA, or between MTAs: Simple Mail Transfer Protocol (SMTP)</text:p>
              </text:list-item>
              <text:list-item>
                <text:p>Today: all of those should really be run over TLS, which is true for about 99% of messages</text:p>
                <text:list>
                  <text:list-item>
                    <text:p>If not, you’re using the wrong service!</text:p>
                  </text:list-item>
                </text:list>
              </text:list-item>
              <text:list-item>
                <text:p>Not all email interactions are standardised (actually a significant %):</text:p>
                <text:list>
                  <text:list-item>
                    <text:p>Web MUA&lt;-&gt;MS protocol generally proprietary stuff done via Javascript</text:p>
                  </text:list-item>
                  <text:list-item>
                    <text:p>Outlook/MS-Exchange also does proprietary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ailing List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Mailing lists are (mostly) handled via special MUAs – you send to the list address and then a list server creates new email messages (with the same content) and sends those to a set of list subscribers</text:p>
              </text:list-item>
              <text:list-item>
                <text:p>Might seem v. basic, but that is how most Internet standardisation still happen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Message Terminology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675cm" presentation:class="outline" presentation:user-transformed="true">
          <draw:text-box>
            <text:list text:style-name="L4">
              <text:list-item>
                <text:p text:style-name="P10"><text:span text:style-name="T3">Message = envelope + body</text:span></text:p>
              </text:list-item>
              <text:list-item>
                <text:p text:style-name="P10"><text:span text:style-name="T3">Envelope = sequence of header fields:</text:span></text:p>
                <text:list>
                  <text:list-item>
                    <text:p text:style-name="P8"><text:span text:style-name="T3">E.g. From:, Date:, Subject:, Resent-From: ...</text:span></text:p>
                  </text:list-item>
                </text:list>
              </text:list-item>
              <text:list-item>
                <text:p text:style-name="P10"><text:span text:style-name="T3">Body = set of MIME body-parts</text:span></text:p>
                <text:list>
                  <text:list-item>
                    <text:p text:style-name="P8"><text:span text:style-name="T3">MIME = Multimedia Internet Media Extensions is </text:span><text:span text:style-name="T3">how cat images are added to emails, which were </text:span><text:span text:style-name="T3">originally just ASCII bod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11" presentation:class="page"/>
          <draw:custom-shape draw:style-name="gr7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essage Attachment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Messages can have attachments, e.g. images, ms-word files, pdfs </text:p>
              </text:list-item>
              <text:list-item>
                <text:p>Those can trigger applications, e.g. if you click to open the attachment</text:p>
              </text:list-item>
              <text:list-item>
                <text:p>Some of those can be dangerous, e.g. </text:p>
                <text:list>
                  <text:list-item>
                    <text:p>ms-word files can contain macros (small programs) that might be run when you open the file – that should be turned off (I’m not sure what the default is nowadays with “cloudy” office licensing etc.)</text:p>
                  </text:list-item>
                  <text:list-item>
                    <text:p>An attachment might be a specially crafted file that triggers a bug in a common application used to open that file format – that’s a typical way to attempt to distribute malware</text:p>
                  </text:list-item>
                  <text:list-item>
                    <text:p>An attachment might contain an “executable” file – a program that you can run – you’ll be warned but it’s easy to go wrong on when having a bad day</text:p>
                  </text:list-item>
                </text:list>
              </text:list-item>
              <text:list-item>
                <text:p>When sending: try send the least dangerous format attachment, often that’d be a PDF or raw image file (JPEG, PNG)</text:p>
              </text:list-item>
              <text:list-item>
                <text:p>When receiving: try setup your MUA to be more conservative and don’t just open random attachments even if they’re from people you kn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Spam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“first principles” description</text:p>
              </text:list-item>
            </text:list>
          </draw:text-box>
        </draw:frame>
        <draw:frame draw:style-name="gr8" draw:text-style-name="P12" draw:layer="layout" svg:width="18.084cm" svg:height="8.138cm" svg:x="5.069cm" svg:y="5.077cm">
          <draw:image xlink:href="Pictures/100000010000026C000001748883FE59C36B5F5A.png" xlink:type="simple" xlink:show="embed" xlink:actuate="onLoad" draw:mime-type="image/png">
            <text:p/>
          </draw:image>
        </draw:frame>
        <draw:frame draw:style-name="gr9" draw:text-style-name="P13" draw:layer="layout" svg:width="26.939cm" svg:height="1.42cm" svg:x="0.61cm" svg:y="13.708cm">
          <draw:text-box>
            <text:p><text:span text:style-name="T5"><text:a xlink:href="https://www.theguardian.com/environment/2017/feb/13/extraordinary-levels-of-toxic-pollution-found-in-10km-deep-mariana-trench#img-1" xlink:type="simple">https://www.theguardian.com/environment/2017/feb/13/extraordinary-levels-of-toxic-pollution-found-in-10km-deep-mariana-trench#img-1</text:a></text:span><text:span text:style-name="T5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8.6cm" svg:height="13.972cm" svg:x="1.4cm" svg:y="0.628cm" presentation:class="title" presentation:user-transformed="true">
          <draw:text-box>
            <text:p>What do we think about this?</text:p>
          </draw:text-box>
        </draw:frame>
        <draw:frame draw:style-name="gr2" draw:text-style-name="P4" draw:layer="layout" svg:width="16.349cm" svg:height="15.749cm" svg:x="11.2cm" svg:y="0cm">
          <draw:image xlink:href="Pictures/10000001000003F0000003CBE4EB789F1EC1AB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dvance fee fraud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“We have been informed this day by the concern authority to have your fund release process completed otherwise...”</text:p>
              </text:list-item>
              <text:list-item>
                <text:p>Method: <text:line-break/><text:tab/>100: I’ll send you €1M once you send me €1<text:line-break/><text:tab/>200: Receive €1<text:line-break/><text:tab/>300: GOTO 100</text:p>
              </text:list-item>
              <text:list-item>
                <text:p>Why is the language in such emails often poor?</text:p>
              </text:list-item>
              <text:list-item>
                <text:p>Don’t be disparaging of those who fall for fraud! We’ll all have a bad day some da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What is spam?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675cm" presentation:class="outline" presentation:user-transformed="true">
          <draw:text-box>
            <text:list text:style-name="L4">
              <text:list-item>
                <text:p text:style-name="P10"><text:span text:style-name="T3">Various acronyms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Unsolicited bulk email (UBE)</text:span></text:p>
                  </text:list-item>
                  <text:list-item>
                    <text:p text:style-name="P14"><text:span text:style-name="T3">Unsolicited commercial email (UCE)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3">Spam is bad:</text:span></text:p>
                <text:list>
                  <text:list-item>
                    <text:p text:style-name="P8"><text:span text:style-name="T3">Would overwhelm utility of mail if not counter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Resource consump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3">Filters, scanners etc. cost time &amp; mone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Malware</text:span></text:p>
                  </text:list-item>
                  <text:list-item>
                    <text:p text:style-name="P14"><text:span text:style-name="T3">Phishing attem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16" presentation:class="page"/>
          <draw:custom-shape draw:style-name="gr7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5" draw:master-page-name="Default" presentation:presentation-page-layout-name="AL2T1"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Original spam tricks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675cm" presentation:class="outline" presentation:user-transformed="true">
          <draw:text-box>
            <text:list text:style-name="L4">
              <text:list-item>
                <text:p text:style-name="P16"><text:span text:style-name="T3">Just send email!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3">Ahh…the naivety of it all!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3">Email to list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3">List servers got better, e.g. subscriber only with </text:span><text:span text:style-name="T3">controlled subscription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3">Forge headers and submit to your own server</text:span></text:p>
                <text:list>
                  <text:list-item>
                    <text:p text:style-name="P18"><text:span text:style-name="T3">Mostly outbound messages are sanity checked now</text:span></text:p>
                  </text:list-item>
                </text:list>
              </text:list-item>
              <text:list-item>
                <text:p text:style-name="P16"><text:span text:style-name="T3">Send via open relay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3">Used to be a </text:span><text:span text:style-name="T6">lot</text:span><text:span text:style-name="T3"> of these, very few now</text:span></text:p>
                  </text:list-item>
                </text:list>
              </text:list-item>
            </text:list>
            <text:list text:style-name="L7">
              <text:list-header>
                <text:p text:style-name="P19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17" presentation:class="page"/>
          <draw:custom-shape draw:style-name="gr7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Originating Spam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Rent a botnet for 48 hours, send some millions of spam</text:p>
                <text:list>
                  <text:list-item>
                    <text:p>Ideally using the mail credentials of the botted device’s true owner</text:p>
                  </text:list-item>
                </text:list>
              </text:list-item>
              <text:list-item>
                <text:p>Can be done via single compromised hosts but those’ll quickly be closed down</text:p>
              </text:list-item>
              <text:list-item>
                <text:p>Spend a few quid, setup a supposedly “legitimate” domain, wait a month or two, then send millions of spams before you’re shut down</text:p>
                <text:list>
                  <text:list-item>
                    <text:p>Cost: maybe O(10k€) @ high-end, but might still make a profit</text:p>
                  </text:list-item>
                </text:list>
              </text:list-item>
              <text:list-item>
                <text:p>State of the art in originating spam will always be ahead of defenders so long as there’s money to be m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Sometimes hard to know…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675cm" presentation:class="outline" presentation:user-transformed="true">
          <draw:text-box>
            <text:p text:style-name="P20"><text:span text:style-name="T7">- Is this spam?</text:span></text:p>
            <text:list text:style-name="L3">
              <text:list-item>
                <text:p text:style-name="P20"><text:span text:style-name="T7"><text:s text:c="3"/>“</text:span><text:span text:style-name="T7">HILARY TERM GREETINGS FROM THE </text:span><text:span text:style-name="T7">COLLEGE CHAPLAINS The College Chaplains </text:span><text:span text:style-name="T7">send best wishes to all, and would like to bring </text:span><text:span text:style-name="T7">the following upcoming events to your attention. </text:span><text:span text:style-name="T7">They are open to any students or staff </text:span><text:span text:style-name="T7">members who wish to join us. ...”</text:span></text:p>
              </text:list-item>
              <text:list-item>
                <text:p text:style-name="P20"><text:span text:style-name="T7">- There are “legitimate” bulk email senders – for </text:span><text:span text:style-name="T7">announcements, marketing, support, </text:span><text:span text:style-name="T7">newsletters,...</text:span></text:p>
              </text:list-item>
              <text:list-item>
                <text:p text:style-name="P20"><text:span text:style-name="T7">- Those can easily start to look like spam (esp. </text:span><text:span text:style-name="T7">marketing)</text:span></text:p>
              </text:list-item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19" presentation:class="page"/>
          <draw:custom-shape draw:style-name="gr7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5" draw:master-page-name="Default" presentation:presentation-page-layout-name="AL2T1"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More spam tricks…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675cm" presentation:class="outline" presentation:user-transformed="true">
          <draw:text-box>
            <text:list text:style-name="L4">
              <text:list-item>
                <text:p text:style-name="P21"><text:span text:style-name="T8">Confusion: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9">accounts@paypa1.com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10"><text:a xlink:href="mailto:support@eboy.com" xlink:type="simple">support@eboy.com</text:a></text:span><text:span text:style-name="T9"><text:s/></text:span></text:p>
                  </text:list-item>
                  <text:list-item>
                    <text:p text:style-name="P22"><text:span text:style-name="T10"><text:a xlink:href="mailto:postmaster@boi-support.com" xlink:type="simple">postmaster@boi-support.com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9">About to get worse thanks to I18N</text:span></text:p>
                  </text:list-item>
                  <text:list-item>
                    <text:p text:style-name="P22"><text:span text:style-name="T11">security@bigb</text:span><text:span text:style-name="T12">а</text:span><text:span text:style-name="T11">nk.com</text:span><text:span text:style-name="T9"> <text:s/></text:span><text:span text:style-name="T9"><text:line-break/></text:span><text:span text:style-name="T9"> <text:s text:c="22"/>^ Unicode 0430 is cryllic small ‘a’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8">Throwaway domains/addresses</text:span></text:p>
              </text:list-item>
              <text:list-item>
                <text:p text:style-name="P21"><text:span text:style-name="T8">Zombie hosts</text:span></text:p>
              </text:list-item>
              <text:list-item>
                <text:p text:style-name="P21"><text:span text:style-name="T8">Trojans</text:span></text:p>
              </text:list-item>
              <text:list-item>
                <text:p text:style-name="P21"><text:span text:style-name="T8">Fake ISPs</text:span></text:p>
              </text:list-item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20" presentation:class="page"/>
          <draw:custom-shape draw:style-name="gr10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5" draw:master-page-name="Default" presentation:presentation-page-layout-name="AL2T1"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HTML messing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806cm" presentation:class="outline" presentation:user-transformed="true">
          <draw:text-box>
            <text:list text:style-name="L4">
              <text:list-item>
                <text:p text:style-name="P10"><text:span text:style-name="T13">Originally mail was text based, then we added </text:span><text:span text:style-name="T13">MIME, one kind of MIME body is “text/html” </text:span><text:span text:style-name="T13">which turns your MUA into a dangerous web </text:span><text:span text:style-name="T13">browser</text:span></text:p>
              </text:list-item>
              <text:list-item>
                <text:p text:style-name="P10"><text:span text:style-name="T13">Vulnerabilities created by HTML rendering in </text:span><text:span text:style-name="T13">your MUA:</text:span></text:p>
                <text:list>
                  <text:list-item>
                    <text:p text:style-name="P8"><text:span text:style-name="T14">Colour-related trickery</text:span></text:p>
                  </text:list-item>
                  <text:list-item>
                    <text:p text:style-name="P8"><text:span text:style-name="T3">F</text:span><text:span text:style-name="T15">ont size 0: break words with zero width spaces</text:span></text:p>
                  </text:list-item>
                  <text:list-item>
                    <text:p text:style-name="P8"><text:span text:style-name="T15">Presentation of nice-looking link-text not clearly-</text:span><text:span text:style-name="T15">dodgy URL</text:span></text:p>
                  </text:list-item>
                </text:list>
              </text:list-item>
              <text:list-item>
                <text:p text:style-name="P8"><text:span text:style-name="T15">Web-bugs: use of image URL that includes a </text:span><text:span text:style-name="T15">value related to you allows sender to track </text:span><text:span text:style-name="T15">when you open a mail if you render images</text:span></text:p>
              </text:list-item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21" presentation:class="page"/>
          <draw:custom-shape draw:style-name="gr10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5" draw:master-page-name="Default" presentation:presentation-page-layout-name="AL2T1"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Solution to HTML messing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806cm" presentation:class="outline" presentation:user-transformed="true">
          <draw:text-box>
            <text:list text:style-name="L4">
              <text:list-item>
                <text:p text:style-name="P10"><text:span text:style-name="T15">Solution: turn off images and all HTML </text:span><text:span text:style-name="T15">rendering in your MUA!</text:span></text:p>
              </text:list-item>
              <text:list-item>
                <text:p text:style-name="P8"><text:span text:style-name="T15">While there: turn off clever fonts too if you can</text:span></text:p>
              </text:list-item>
              <text:list-item>
                <text:p text:style-name="P23"><text:span text:style-name="T15">Both can be tricky on phones – in that case turn </text:span><text:span text:style-name="T15">if off on your laptop and wait to read possibly </text:span><text:span text:style-name="T15">dodgy mails there </text:span></text:p>
              </text:list-item>
              <text:list-item>
                <text:p text:style-name="P8"><text:span text:style-name="T15">You do NOT have to buy into other people’s </text:span><text:span text:style-name="T15">idea of what is urgent!</text:span></text:p>
              </text:list-item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22" presentation:class="page"/>
          <draw:custom-shape draw:style-name="gr10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5" draw:master-page-name="Default" presentation:presentation-page-layout-name="AL2T1"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How much spam is there?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675cm" presentation:class="outline" presentation:user-transformed="true">
          <draw:text-box>
            <text:list text:style-name="L4">
              <text:list-item>
                <text:p text:style-name="P16"><text:span text:style-name="T3">Lots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3">Hard to get good figures, these are ones I’ve </text:span><text:span text:style-name="T3">overheard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3">ISP backbones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3">70% + of email traffic 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3">Delivered mail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3">40% + delivered 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3">Increasing or not?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3">Harder to tell if MTAs silently filter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4"><text:span text:style-name="T3"/></text:p>
                  </text:list-header>
                </text:list>
              </text:list-item>
            </text:list>
            <text:list text:style-name="L7">
              <text:list-header>
                <text:p text:style-name="P19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23" presentation:class="page"/>
          <draw:custom-shape draw:style-name="gr10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Show Some Spam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Show thunderbird prefs</text:p>
                <text:list>
                  <text:list-item>
                    <text:p>“privacy &amp; security”</text:p>
                  </text:list-item>
                  <text:list-item>
                    <text:p>composition/send options/plain</text:p>
                  </text:list-item>
                </text:list>
              </text:list-item>
              <text:list-item>
                <text:p>Pop up some spam samples:</text:p>
                <text:list>
                  <text:list-item>
                    <text:p>Marketing</text:p>
                  </text:list-item>
                  <text:list-item>
                    <text:p>Advance fee fraud</text:p>
                  </text:list-item>
                  <text:list-item>
                    <text:p>Ph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draw:frame presentation:style-name="pr6" draw:text-style-name="P9" draw:layer="layout" svg:width="25.2cm" svg:height="2.625cm" svg:x="1.4cm" svg:y="0.63cm" presentation:class="title" presentation:user-transformed="true">
          <draw:text-box>
            <text:list text:style-name="L3">
              <text:list-header>
                <text:p text:style-name="P8"><text:span text:style-name="T3">Some Anti-spam techniques</text:span></text:p>
              </text:list-header>
            </text:list>
          </draw:text-box>
        </draw:frame>
        <draw:frame presentation:style-name="pr7" draw:text-style-name="P9" draw:layer="layout" svg:width="25.2cm" svg:height="10.394cm" svg:x="1.4cm" svg:y="3.675cm" presentation:class="outline" presentation:user-transformed="true">
          <draw:text-box>
            <text:list text:style-name="L4">
              <text:list-item>
                <text:p text:style-name="P25"><text:span text:style-name="T9">Content filtering (Bayesian, etc.)</text:span></text:p>
              </text:list-item>
              <text:list-item>
                <text:p text:style-name="P25"><text:span text:style-name="T9">DNS Block Lists (SORBS, DNSBL)</text:span></text:p>
              </text:list-item>
              <text:list-item>
                <text:p text:style-name="P25"><text:span text:style-name="T9">Register of known spam operators (ROKSO)</text:span></text:p>
              </text:list-item>
              <text:list-item>
                <text:p text:style-name="P25"><text:span text:style-name="T9">Greylisting</text:span></text:p>
              </text:list-item>
              <text:list-item>
                <text:p text:style-name="P25"><text:span text:style-name="T9">Sender Policy Framework (SPF)</text:span></text:p>
              </text:list-item>
              <text:list-item>
                <text:p text:style-name="P25"><text:span text:style-name="T9">Domain Keys Identified Mail (DKIM) </text:span></text:p>
              </text:list-item>
              <text:list-item>
                <text:p text:style-name="P18"><text:span text:style-name="T9">Domain Message Authentication Reporting and Conformance </text:span><text:span text:style-name="T9">(DMARC)</text:span></text:p>
              </text:list-item>
            </text:list>
          </draw:text-box>
        </draw:frame>
        <presentation:notes draw:style-name="dp2">
          <draw:page-thumbnail draw:style-name="gr1" draw:layer="layout" svg:width="7.875cm" svg:height="11.138cm" svg:x="6.562cm" svg:y="2.257cm" draw:page-number="25" presentation:class="page"/>
          <draw:custom-shape draw:style-name="gr10" draw:text-style-name="P9" draw:layer="layout" svg:width="16.8cm" svg:height="13.365cm" svg:x="2.1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End-to-end (e2e) email security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at’s where you use cryptography to protect messages between the sender and recipient</text:p>
                <text:list>
                  <text:list-item>
                    <text:p>Rather than just between each “hop” on the path the mail follows</text:p>
                  </text:list-item>
                </text:list>
              </text:list-item>
              <text:list-item>
                <text:p>There are two different standards for how to do that: S/MIME and PGP</text:p>
                <text:list>
                  <text:list-item>
                    <text:p>S/MIME is mostly used inside enterprises/govt</text:p>
                  </text:list-item>
                  <text:list-item>
                    <text:p>PGP is mostly used by nerds or smallish 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Default" presentation:use-date-time-name="dtd1">
        <draw:custom-shape draw:style-name="gr11" draw:text-style-name="P27" draw:layer="layout" svg:width="23.8cm" svg:height="2.625cm" svg:x="2.1cm" svg:y="0.199cm">
          <text:list text:style-name="L7">
            <text:list-header>
              <text:p text:style-name="P26"><text:span text:style-name="T16">Deploy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2" draw:layer="layout" svg:width="23.8cm" svg:height="9.45cm" svg:x="2.1cm" svg:y="2.849cm">
          <text:list text:style-name="L10">
            <text:list-item>
              <text:p text:style-name="P28"><text:span text:style-name="T17">Most MUAs suport s/mime or PGP either built-in or as an option</text:span></text:p>
            </text:list-item>
          </text:list>
          <text:list text:style-name="L11">
            <text:list-item>
              <text:list>
                <text:list-item>
                  <text:p text:style-name="P29"><text:span text:style-name="T18">There are also “plug-in” products</text:span></text:p>
                </text:list-item>
              </text:list>
            </text:list-item>
          </text:list>
          <text:list text:style-name="L12">
            <text:list-item>
              <text:p text:style-name="P30"><text:span text:style-name="T17"><text:s/></text:span><text:span text:style-name="T17">And mostly then </text:span><text:span text:style-name="T19">can</text:span><text:span text:style-name="T17"> work together</text:span></text:p>
            </text:list-item>
          </text:list>
          <text:list text:style-name="L13">
            <text:list-item>
              <text:list>
                <text:list-item>
                  <text:p text:style-name="P29"><text:span text:style-name="T18">I’ve used both, PGP more usable (via Thunderbird/Enigmail)</text:span></text:p>
                </text:list-item>
              </text:list>
            </text:list-item>
          </text:list>
          <text:list text:style-name="L10">
            <text:list-item>
              <text:p text:style-name="P31"><text:span text:style-name="T17">But secure mail is not ubiquitous</text:span></text:p>
            </text:list-item>
          </text:list>
          <text:list text:style-name="L11">
            <text:list-item>
              <text:list>
                <text:list-item>
                  <text:p text:style-name="P29"><text:span text:style-name="T18">Why?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7" presentation:use-date-time-name="dtd1">
          <draw:custom-shape draw:style-name="gr13" draw:text-style-name="P33" draw:layer="layout" svg:width="13.34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14" draw:text-style-name="P9" draw:layer="layout" svg:width="13.951cm" svg:height="11.408cm" svg:x="2.541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6" draw:master-page-name="Default" presentation:use-date-time-name="dtd1">
        <draw:custom-shape draw:style-name="gr15" draw:text-style-name="P27" draw:layer="layout" svg:width="23.8cm" svg:height="2.625cm" svg:x="2.099cm" svg:y="0.088cm">
          <text:list text:style-name="L7">
            <text:list-header>
              <text:p text:style-name="P26"><text:span text:style-name="T16">e2e email security barr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2" draw:layer="layout" svg:width="25.6cm" svg:height="9.45cm" svg:x="1cm" svg:y="2.427cm">
          <text:list text:style-name="L10">
            <text:list-item>
              <text:p text:style-name="P28"><text:span text:style-name="T20">Designs pre-date web user agent which changes trust model (where's the private key kept? Needs new infrastructure)</text:span></text:p>
            </text:list-item>
            <text:list-item>
              <text:p text:style-name="P28"><text:span text:style-name="T20">Needs all major email service providers (yahoo, hotmail, gmail) to deploy the same thing which also needs to be implemented by all</text:span><text:span text:style-name="T21"> </text:span><text:span text:style-name="T20">major user agent developers (microsoft, mozilla, apple, google)</text:span></text:p>
            </text:list-item>
            <text:list-item>
              <text:p text:style-name="P28"><text:span text:style-name="T20">Public key retrieval needs to be fixed (doable if the above done, but a killer if not done), likely with some new PKI (doable but who's gonna pay?)</text:span></text:p>
            </text:list-item>
            <text:list-item>
              <text:p text:style-name="P28"><text:span text:style-name="T20">Mail headers need to be protected as users don't get that S/MIME and PGP only protect body and not e.g. Subject, From (new enveloping protocol needed, can be done but kludgy)</text:span></text:p>
            </text:list-item>
            <text:list-item>
              <text:p text:style-name="P28"><text:span text:style-name="T20">We need to unify S/MIME and PGP or pick one or we'll lose interop (it's ok if the other soldiers on for some niches)</text:span></text:p>
            </text:list-item>
            <text:list-item>
              <text:p text:style-name="P28"><text:span text:style-name="T20">Users don't care much, so it has to be entirely transparent for them (needs significant UI work, co-ordinated across MUAs and significant web-UAs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7" presentation:use-date-time-name="dtd1">
          <draw:custom-shape draw:style-name="gr13" draw:text-style-name="P33" draw:layer="layout" svg:width="13.34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14" draw:text-style-name="P9" draw:layer="layout" svg:width="13.951cm" svg:height="11.408cm" svg:x="2.541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8" draw:master-page-name="Default" presentation:presentation-page-layout-name="AL2T1" presentation:use-date-time-name="dtd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What can you do?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rget diversity – don’t all use the same service(s)</text:p>
              </text:list-item>
              <text:list-item>
                <text:p>Use LHS “+” trick if it works for your service</text:p>
              </text:list-item>
              <text:list-item>
                <text:p>Don’t react immediately </text:p>
              </text:list-item>
              <text:list-item>
                <text:p>Take <text:span text:style-name="T22">much </text:span>longer to write mails than to read mails</text:p>
                <text:list>
                  <text:list-item>
                    <text:p>Always re-read before you send</text:p>
                  </text:list-item>
                </text:list>
              </text:list-item>
              <text:list-item>
                <text:p>Don’t render mails as HTML if your MUA allows that</text:p>
                <text:list>
                  <text:list-item>
                    <text:p>It’s ok to wait until you’re using a laptop to process mail</text:p>
                  </text:list-item>
                </text:list>
              </text:list-item>
              <text:list-item>
                <text:p>Don’t assume any names/links displayed to you are real </text:p>
              </text:list-item>
              <text:list-item>
                <text:p text:style-name="P34">Treat all mails and and especially attachments with caution</text:p>
              </text:list-item>
            </text:list>
          </draw:text-box>
        </draw:frame>
        <presentation:notes draw:style-name="dp9" presentation:use-date-time-name="dtd1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10-31T21:08:27.127709994</dc:date>
    <meta:editing-duration>P1DT10H18M19S</meta:editing-duration>
    <meta:editing-cycles>480</meta:editing-cycles>
    <meta:generator>LibreOffice/7.3.6.2$Linux_X86_64 LibreOffice_project/30$Build-2</meta:generator>
    <meta:document-statistic meta:object-count="151"/>
  </office:meta>
</office:document-meta>
</file>